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style:style style:name="P3" style:family="paragraph" style:parent-style-name="Standard" style:list-style-name="L2">
      <style:text-properties style:text-line-through-style="solid"/>
    </style:style>
    <style:style style:name="P4" style:family="paragraph" style:parent-style-name="Standard" style:list-style-name="L2">
      <style:text-properties style:text-line-through-style="solid" style:font-size-asian="10.5pt"/>
    </style:style>
    <style:style style:name="P5" style:family="paragraph" style:parent-style-name="Standard" style:list-style-name="L3">
      <style:text-properties style:text-line-through-style="solid"/>
    </style:style>
    <style:style style:name="P6" style:family="paragraph" style:parent-style-name="Standard" style:list-style-name="L4">
      <style:text-properties style:text-line-through-style="solid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style:text-line-through-style="none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size-asian="10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xml:id="list36263482" text:style-name="L1">
        <text:list-item>
          <text:p text:style-name="P1"><text:span text:style-name="T3">fix up undo/redo of diagrams</text:span><text:line-break/>(12 nights) Completed 3<text:span text:style-name="T4">rd</text:span> April 2010</text:p>
          <text:p text:style-name="P1"/>
        </text:list-item>
        <text:list-item>
          <text:p text:style-name="P1">fix backbone loading<text:line-break/>(5 nights)</text:p>
          <text:p text:style-name="P1"/>
        </text:list-item>
        <text:list-item>
          <text:p text:style-name="P1">better looking component diagrams (a la yworks example)<text:line-break/>(2 nights)</text:p>
        </text:list-item>
        <text:list-item>
          <text:p text:style-name="P1">Allow refresh of leaves upon reimport<text:line-break/>(3 nights)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3 nights)</text:p>
        </text:list-item>
        <text:list-item>
          <text:p text:style-name="P1">fix component destruction<text:line-break/>(2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 including composition and stereo visibility...<text:line-break/>(5 nights)</text:p>
        </text:list-item>
        <text:list-item>
          <text:p text:style-name="P1">Simplify attr + operation options + menu items disabled rather than removed<text:line-break/>(1 night)</text:p>
        </text:list-item>
        <text:list-item>
          <text:p text:style-name="P1">Documentation + web site<text:line-break/>(10 nights... <text:s/>take initial from phd, including statecharts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xml:id="list36325756" text:continue-numbering="true" text:style-name="L1">
        <text:list-item>
          <text:p text:style-name="P2">[aaa] indices</text:p>
        </text:list-item>
        <text:list-item>
          <text:p text:style-name="P1">Allow runtime engine to work off jars + jars generated from Evolve<text:line-break/>(5 nights)</text:p>
        </text:list-item>
        <text:list-item>
          <text:p text:style-name="P1">better copy and positioning when placing existing component</text:p>
        </text:list-item>
        <text:list-item>
          <text:p text:style-name="P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xml:id="list36257848" text:style-name="L2">
        <text:list-item>
          <text:p text:style-name="P3">fix attribute copying and aliasing</text:p>
        </text:list-item>
        <text:list-item>
          <text:p text:style-name="P4">fix up undo/redo of diagrams by providing generic mechanism. <text:s/>make sure to keep the <text:soft-page-break/>foreground/background diagram updating.</text:p>
        </text:list-item>
        <text:list-item>
          <text:p text:style-name="P7">visual lockdown bugs -&gt; showing full ports and slots of a part when added</text:p>
        </text:list-item>
        <text:list-item>
          <text:p text:style-name="P3">fix editing of connector ends – it's too fiddly. <text:s/>perhaps position ends on the connector always (with a bit of whitespace around). <text:s/>allow an end to be entered by selecting the correct end of the line depending on where the click was made.</text:p>
        </text:list-item>
        <text:list-item>
          <text:p text:style-name="P3">fix backbone loading so that order within single stratum doesn't count. <text:s/>perhaps get rid of xstream and use something faster. <text:s/>should still be ascii though (or possibly a choice between binary and ascii)</text:p>
        </text:list-item>
        <text:list-item>
          <text:p text:style-name="P7">separate out strata configs so that $env vars etc can be brought used. <text:s/>should be able to have top level config as user changeable, a la spring.</text:p>
        </text:list-item>
        <text:list-item>
          <text:p text:style-name="P7"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3">need to speed up diagrams. <text:s/>look at slowness of LTSA example.</text:p>
        </text:list-item>
        <text:list-item>
          <text:p text:style-name="P3">inherited factory doesn't always seem to have a creator part! <text:s/>works ok via BB though...</text:p>
        </text:list-item>
        <text:list-item>
          <text:p text:style-name="P7"><text:span text:style-name="T2">upgrade dock</text:span> 20/3/2009</text:p>
        </text:list-item>
        <text:list-item>
          <text:p text:style-name="P7">update EMF/UML2 version to current</text:p>
        </text:list-item>
        <text:list-item>
          <text:p text:style-name="P3">fix ODB problem with port kind</text:p>
        </text:list-item>
        <text:list-item>
          <text:p text:style-name="P8">add full fetch groups for ODB or make faster somehow (embedded delta engine?) for browser</text:p>
        </text:list-item>
        <text:list-item>
          <text:p text:style-name="P7">fix web-page generation to have style completely in case tool + pdf generation + better html editing</text:p>
        </text:list-item>
        <text:list-item>
          <text:p text:style-name="P7">fix bean import to allow missing primitives to be ignored (e.g. Thread in SWT), fix for GWT verticalsplitter, type removal</text:p>
        </text:list-item>
        <text:list-item>
          <text:p text:style-name="P3">import causes lots of duplicates if re-importing. <text:s/>plus, need to make robust for re-import by fixing UUID for each to a constant – perhaps based on the full pkg + name?</text:p>
        </text:list-item>
        <text:list-item>
          <text:p text:style-name="P3">fix component destruction to work recursively + provide remove() methods.</text:p>
        </text:list-item>
        <text:list-item>
          <text:p text:style-name="P3">better “port location” when pressing spacebar on class</text:p>
        </text:list-item>
        <text:list-item>
          <text:p text:style-name="P7">tweak for mac ui + runnable jar + install</text:p>
        </text:list-item>
        <text:list-item>
          <text:p text:style-name="P7">formal (?) issue when replaced constituent is picked up on multiple resemblance paths</text:p>
        </text:list-item>
        <text:list-item>
          <text:p text:style-name="P7">tabbing on types for attrs + params (also controlled via visibility)</text:p>
        </text:list-item>
        <text:list-item>
          <text:p text:style-name="P3">checking rules for visibility of stereotypes</text:p>
        </text:list-item>
        <text:list-item>
          <text:p text:style-name="P7">tabbing should always take visibility into account</text:p>
        </text:list-item>
        <text:list-item>
          <text:p text:style-name="P3">allow spaces and newlines in strata for generation and batch files</text:p>
        </text:list-item>
        <text:list-item>
          <text:p text:style-name="P7">fix up multi-user (exceptions on undo/redo) and provide visual conflict indicators + db locking for garbage collection / import</text:p>
        </text:list-item>
        <text:list-item>
          <text:p text:style-name="P3">implement all the rules in the formal spec + placeholder checks</text:p>
        </text:list-item>
        <text:list-item>
          <text:p text:style-name="P7">more unit tests for delta engine + runtime</text:p>
        </text:list-item>
        <text:list-item>
          <text:p text:style-name="P7">able to mark elements and packages as “ignore” for current running, so we can run partially complete models</text:p>
        </text:list-item>
        <text:list-item>
          <text:p text:style-name="P3">fix “int” use in attributes – should turn into Integer 11/7/2009</text:p>
        </text:list-item>
        <text:list-item>
          <text:p text:style-name="P3">make provides/req and connectors join to middle of standard size port and iconified interface -&gt; will make diagrams much less fiddly to maintain 8/7/2009</text:p>
        </text:list-item>
        <text:list-item>
          <text:p text:style-name="P3">fix so that connector previews show, and connectors straighten properly when ports resized</text:p>
        </text:list-item>
        <text:list-item>
          <text:p text:style-name="P7">when holding down and dragging, provide a mode where alignment with another element's top causes it to be sticky</text:p>
        </text:list-item>
        <text:list-item>
          <text:p text:style-name="P3">refreshing delta backbone code tab causes exception, so does “open parent in new tab” when used twice</text:p>
        </text:list-item>
        <text:list-item>
          <text:p text:style-name="P3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7"><text:span text:style-name="T2">“expand” for port interfaces, resemblance, other things</text:span> 23/4/2009</text:p>
        </text:list-item>
        <text:list-item>
          <text:p text:style-name="P3"><text:soft-page-break/>generation should be performed as a long running background task</text:p>
        </text:list-item>
        <text:list-item>
          <text:p text:style-name="P3">fix indices (e.g. causes a problem with design grid layout)</text:p>
        </text:list-item>
        <text:list-item>
          <text:p text:style-name="P3">fix getCompositeConnectorsAsLinks() to return originals?</text:p>
        </text:list-item>
      </text:list>
      <text:p text:style-name="Standard"/>
      <text:p text:style-name="Standard">To finish for phd work:</text:p>
      <text:p text:style-name="Standard"/>
      <text:list xml:id="list36250504" text:style-name="L3">
        <text:list-item>
          <text:p text:style-name="P5">fix up alloy spec for feedback connectors</text:p>
        </text:list-item>
        <text:list-item>
          <text:p text:style-name="P9">fix up alloy interpretation in case tool</text:p>
        </text:list-item>
      </text:list>
      <text:p text:style-name="Standard"/>
      <text:p text:style-name="Standard">Future work:</text:p>
      <text:p text:style-name="Standard"/>
      <text:list xml:id="list36274550" text:style-name="L4">
        <text:list-item>
          <text:p text:style-name="P6">extensible feature modelling via feature diagrams which can be evolved</text:p>
        </text:list-item>
        <text:list-item>
          <text:p text:style-name="P10">refactoring tool to examine and change leaf components</text:p>
        </text:list-item>
        <text:list-item>
          <text:p text:style-name="P10">animation + scripting inside a model (a bit like hypercard). <text:s/>useful for tutorials etc.</text:p>
        </text:list-item>
        <text:list-item>
          <text:p text:style-name="P10">extensible stereotypes (i.e. can load in new stereotypes with new visual look of components/interfaces + icons + expanders)</text:p>
        </text:list-item>
        <text:list-item>
          <text:p text:style-name="P10">extensible runtime (+ generation time for hardcoded generators) by phrasing as an evolve model and allowing redefinition</text:p>
        </text:list-item>
        <text:list-item>
          <text:p text:style-name="P10">periodic autosave if quiet for N seconds. <text:s/>possibly timed backups also.</text:p>
        </text:list-item>
        <text:list-item>
          <text:p text:style-name="P10">allow even base types in the backbone model to be replaced</text:p>
        </text:list-item>
        <text:list-item>
          <text:p text:style-name="P10">extensible case tool modeled in Evolve</text:p>
        </text:list-item>
        <text:list-item>
          <text:p text:style-name="P10">able to mark elements, strata and packages so they are not checked. <text:s/>i.e. so we can keep running even while designing.</text:p>
        </text:list-item>
        <text:list-item>
          <text:p text:style-name="P10">sequence diagrams + reverse translation of LTSA into seq diagram for behavioural analysis including customisable LTS for stereotypes and hyperports</text:p>
        </text:list-item>
        <text:list-item>
          <text:p text:style-name="P10">“stationary” stereotype for parts to allow old versions to be used (e.g. old XML parser) + mapping onto OSGi or module approaches</text:p>
        </text:list-item>
      </text:list>
      <text:list xml:id="list36308435" text:continue-list="list36325756" text:style-name="L1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2">different type of delta indicator – possibly on a 45 degree angle? - tried it, doesn't look good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<text:soft-page-break/>reverse interfaces – i.e. in the state machine where providing a state with a sub-interface of 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facility?</text:p>
        </text:list-item>
        <text:list-item>
          <text:p text:style-name="P1">extensible roles where roles have permissions etc.</text:p>
        </text:list-item>
        <text:list-item>
          <text:p text:style-name="P1"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indicate which nested packages are exported from a parent package. <text:s/>rather than drawing dependencies, use a checkbox on child package perhaps?</text:p>
        </text:list-item>
        <text:list-item>
          <text:p text:style-name="P1"><text:span text:style-name="T2">fix up the appearance of classes to maybe look like: </text:span><text:a xlink:type="simple" xlink:href="http://www.yworks.com/img/yfiles_relnotes/modern_painters.png"><text:span text:style-name="T2">http://www.yworks.com/img/yfiles_relnotes/modern_painters.png</text:span>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xml:id="list36261135" text:style-name="L5">
        <text:list-item>
          <text:p text:style-name="P11">J2SE + Swing</text:p>
        </text:list-item>
        <text:list-item>
          <text:p text:style-name="P11">JPA + extensible db schemas</text:p>
        </text:list-item>
        <text:list-item>
          <text:p text:style-name="P11">Webservices profile</text:p>
        </text:list-item>
        <text:list-item>
          <text:p text:style-name="P11">GWT (mostly done)</text:p>
        </text:list-item>
        <text:list-item>
          <text:p text:style-name="P11">Spring?</text:p>
        </text:list-item>
        <text:list-item>
          <text:p text:style-name="P11">OSGi / JSR294 / Jigsaw modules</text:p>
        </text:list-item>
        <text:list-item>
          <text:p text:style-name="P11">Android</text:p>
        </text:list-item>
        <text:list-item>
          <text:p text:style-name="P11">.Net</text:p>
        </text:list-item>
        <text:list-item>
          <text:p text:style-name="P11">C/C++ and Linux</text:p>
        </text:list-item>
        <text:list-item>
          <text:p text:style-name="P11">Objective-C (Mac and iPhone)</text:p>
        </text:list-item>
        <text:list-item>
          <text:p text:style-name="P11">Component modeling support for different libraries: gaming (spgl or pulpcore?), scenegraphs etc. <text:s/>Could sell these as add-ons.</text:p>
        </text:list-item>
        <text:list-item>
          <text:p text:style-name="P11">fuller UML2 support?</text:p>
        </text:list-item>
        <text:list-item>
          <text:p text:style-name="P11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12-10T00:16:48</meta:creation-date>
    <dc:creator>Andrew </dc:creator>
    <dc:date>2010-09-02T16:20:43.13</dc:date>
    <meta:printed-by>andrew</meta:printed-by>
    <meta:print-date>2008-12-10T00:31:39</meta:print-date>
    <meta:editing-cycles>175</meta:editing-cycles>
    <meta:editing-duration>PT03H27M10S</meta:editing-duration>
    <meta:document-statistic meta:table-count="0" meta:image-count="0" meta:object-count="0" meta:page-count="4" meta:paragraph-count="122" meta:word-count="1658" meta:character-count="10034"/>
    <meta:user-defined meta:name="Info 1"/>
    <meta:user-defined meta:name="Info 2"/>
    <meta:user-defined meta:name="Info 3"/>
    <meta:user-defined meta:name="Info 4"/>
  </office:meta>
</office:document-meta>
</file>